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29000000A5CDC6F69C.png"/>
  <manifest:file-entry manifest:media-type="image/png" manifest:full-path="Pictures/100002010000012C000000F94BBCE3F7.png"/>
  <manifest:file-entry manifest:media-type="image/png" manifest:full-path="Pictures/100002010000006400000033524F73FA.png"/>
  <manifest:file-entry manifest:media-type="image/png" manifest:full-path="Pictures/100002010000004400000063B1B06E4C.png"/>
  <manifest:file-entry manifest:media-type="image/png" manifest:full-path="Pictures/10000201000000E40000012CBE63EB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svg:stroke-color="#008000" draw:marker-start="Arrow" draw:marker-start-width="0.203cm" draw:marker-end="" draw:marker-end-width="0.203cm" draw:textarea-horizontal-align="center" draw:textarea-vertical-align="middle"/>
    </style:style>
    <style:style style:name="gr7" style:family="graphic" style:parent-style-name="standard">
      <style:graphic-properties svg:stroke-color="#008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svg:stroke-color="#ff0000" draw:textarea-horizontal-align="center" draw:textarea-vertical-align="middle"/>
    </style:style>
    <style:style style:name="gr10" style:family="graphic" style:parent-style-name="standard">
      <style:graphic-properties svg:stroke-color="#ff0000" draw:marker-end="Arrow" draw:marker-end-width="0.203cm" draw:textarea-horizontal-align="center" draw:textarea-vertical-align="middle"/>
    </style:style>
    <style:style style:name="gr11" style:family="graphic" style:parent-style-name="standard">
      <style:graphic-properties svg:stroke-color="#ff0000" draw:marker-start="Arrow" draw:marker-start-width="0.203cm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008000" fo:font-size="12pt" style:font-size-asian="12pt" style:font-size-complex="12pt"/>
    </style:style>
    <style:style style:name="P5" style:family="paragraph">
      <style:text-properties fo:color="#b84700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b84700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716cm" svg:y1="3.556cm" svg:x2="11.176cm" svg:y2="4.826cm">
          <text:p/>
        </draw:line>
        <draw:line draw:style-name="gr1" draw:text-style-name="P1" draw:layer="layout" svg:x1="10.964cm" svg:y1="3.556cm" svg:x2="9.774cm" svg:y2="4.403cm">
          <text:p/>
        </draw:line>
        <draw:line draw:style-name="gr1" draw:text-style-name="P1" draw:layer="layout" svg:x1="4.351cm" svg:y1="3.45cm" svg:x2="5.937cm" svg:y2="4.694cm">
          <text:p/>
        </draw:line>
        <draw:line draw:style-name="gr1" draw:text-style-name="P1" draw:layer="layout" svg:x1="1.651cm" svg:y1="3.556cm" svg:x2="4.191cm" svg:y2="5.038cm">
          <text:p/>
        </draw:line>
        <draw:line draw:style-name="gr1" draw:text-style-name="P1" draw:layer="layout" svg:x1="2.286cm" svg:y1="7.922cm" svg:x2="5.752cm" svg:y2="6.837cm">
          <text:p/>
        </draw:line>
        <draw:line draw:style-name="gr1" draw:text-style-name="P1" draw:layer="layout" svg:x1="1.651cm" svg:y1="9.906cm" svg:x2="1.651cm" svg:y2="11.811cm">
          <text:p/>
        </draw:line>
        <draw:line draw:style-name="gr1" draw:text-style-name="P1" draw:layer="layout" svg:x1="4.591cm" svg:y1="9.806cm" svg:x2="4.591cm" svg:y2="12.981cm">
          <text:p/>
        </draw:line>
        <draw:connector draw:style-name="gr1" draw:text-style-name="P1" draw:layer="layout" svg:x1="11.603cm" svg:y1="9.968cm" svg:x2="11.615cm" svg:y2="12.773cm" svg:d="m11603 9968v1403h12v1402">
          <text:p/>
        </draw:connector>
        <draw:connector draw:style-name="gr1" draw:text-style-name="P1" draw:layer="layout" svg:x1="14.204cm" svg:y1="10.021cm" svg:x2="11.615cm" svg:y2="12.773cm" svg:d="m14204 10021v1377h-2589v1375">
          <text:p/>
        </draw:connector>
        <draw:frame draw:style-name="gr2" draw:text-style-name="P1" draw:layer="layout" svg:width="1.753cm" svg:height="2.311cm" svg:x="5.556cm" svg:y="15.965cm">
          <draw:image xlink:href="Pictures/10000201000000E40000012CBE63EB13.png" xlink:type="simple" xlink:show="embed" xlink:actuate="onLoad">
            <text:p/>
          </draw:image>
        </draw:frame>
        <draw:frame draw:style-name="gr2" draw:text-style-name="P1" draw:layer="layout" svg:width="1.753cm" svg:height="2.311cm" svg:x="8.757cm" svg:y="15.966cm">
          <draw:image xlink:href="Pictures/10000201000000E40000012CBE63EB13.png" xlink:type="simple" xlink:show="embed" xlink:actuate="onLoad">
            <text:p/>
          </draw:image>
        </draw:frame>
        <draw:frame draw:style-name="gr3" draw:text-style-name="P2" draw:layer="layout" svg:width="1.905cm" svg:height="1.433cm" svg:x="3.421cm" svg:y="16.406cm">
          <draw:text-box>
            <text:p text:style-name="P1"><text:span text:style-name="T1">IMSI</text:span></text:p>
            <text:p text:style-name="P1"><text:span text:style-name="T1">Blocks</text:span></text:p>
            <text:p text:style-name="P1"><text:span text:style-name="T2">A, B, C</text:span></text:p>
          </draw:text-box>
        </draw:frame>
        <draw:frame draw:style-name="gr3" draw:text-style-name="P3" draw:layer="layout" svg:width="1.905cm" svg:height="0.645cm" svg:x="5.826cm" svg:y="18.074cm">
          <draw:text-box>
            <text:p><text:span text:style-name="T1">HLR1</text:span></text:p>
          </draw:text-box>
        </draw:frame>
        <draw:frame draw:style-name="gr3" draw:text-style-name="P3" draw:layer="layout" svg:width="1.905cm" svg:height="0.645cm" svg:x="9.327cm" svg:y="18.075cm">
          <draw:text-box>
            <text:p><text:span text:style-name="T1">HLR2</text:span></text:p>
          </draw:text-box>
        </draw:frame>
        <draw:path draw:style-name="gr4" draw:text-style-name="P1" draw:layer="layout" svg:width="2.619cm" svg:height="1.883cm" draw:transform="skewX (-0.280648943720635) rotate (-2.30767433698765) translate (7.29138438723874cm 16.5609278659991cm)" svg:viewBox="0 0 2620 1884" svg:d="m0 1884c1892-1 2620-1884 2620-1884">
          <text:p/>
        </draw:path>
        <draw:path draw:style-name="gr4" draw:text-style-name="P1" draw:layer="layout" svg:width="2.618cm" svg:height="1.883cm" draw:transform="skewX (-0.280299877870236) rotate (0.834267382453132) translate (9.00746987087186cm 17.6374913705007cm)" svg:viewBox="0 0 2619 1884" svg:d="m0 1884c1892-1 2619-1884 2619-1884">
          <text:p/>
        </draw:path>
        <draw:frame draw:style-name="gr3" draw:text-style-name="P2" draw:layer="layout" svg:width="1.905cm" svg:height="1.433cm" svg:x="11.222cm" svg:y="16.407cm">
          <draw:text-box>
            <text:p text:style-name="P1"><text:span text:style-name="T1">IMSI</text:span></text:p>
            <text:p text:style-name="P1"><text:span text:style-name="T1">Blocks</text:span></text:p>
            <text:p text:style-name="P1"><text:span text:style-name="T2">D, E, F</text:span></text:p>
          </draw:text-box>
        </draw:frame>
        <draw:frame draw:style-name="gr2" draw:text-style-name="P1" draw:layer="layout" svg:width="2.388cm" svg:height="1.219cm" svg:x="3.421cm" svg:y="12.781cm">
          <draw:image xlink:href="Pictures/100002010000006400000033524F73FA.png" xlink:type="simple" xlink:show="embed" xlink:actuate="onLoad">
            <text:p/>
          </draw:image>
        </draw:frame>
        <draw:frame draw:style-name="gr2" draw:text-style-name="P1" draw:layer="layout" svg:width="2.388cm" svg:height="1.219cm" svg:x="10.421cm" svg:y="12.782cm">
          <draw:image xlink:href="Pictures/100002010000006400000033524F73FA.png" xlink:type="simple" xlink:show="embed" xlink:actuate="onLoad">
            <text:p/>
          </draw:image>
        </draw:frame>
        <draw:line draw:style-name="gr5" draw:text-style-name="P1" draw:layer="layout" svg:x1="6.096cm" svg:y1="16.089cm" svg:x2="4.191cm" svg:y2="13.998cm">
          <text:p/>
        </draw:line>
        <draw:line draw:style-name="gr6" draw:text-style-name="P1" draw:layer="layout" svg:x1="11.597cm" svg:y1="13.998cm" svg:x2="9.692cm" svg:y2="16.036cm">
          <text:p/>
        </draw:line>
        <draw:line draw:style-name="gr7" draw:text-style-name="P1" draw:layer="layout" svg:x1="0.651cm" svg:y1="14.756cm" svg:x2="1.286cm" svg:y2="14.756cm">
          <text:p/>
        </draw:line>
        <draw:line draw:style-name="gr7" draw:text-style-name="P1" draw:layer="layout" svg:x1="3.252cm" svg:y1="14.756cm" svg:x2="3.887cm" svg:y2="14.756cm">
          <text:p/>
        </draw:line>
        <draw:frame draw:style-name="gr8" draw:text-style-name="P4" draw:layer="layout" svg:width="3.81cm" svg:height="0.885cm" svg:x="1.086cm" svg:y="14.421cm">
          <draw:text-box>
            <text:p><text:span text:style-name="T3">PRIMARY</text:span></text:p>
          </draw:text-box>
        </draw:frame>
        <draw:line draw:style-name="gr9" draw:text-style-name="P1" draw:layer="layout" svg:x1="0.552cm" svg:y1="15.257cm" svg:x2="1.187cm" svg:y2="15.257cm">
          <text:p/>
        </draw:line>
        <draw:line draw:style-name="gr9" draw:text-style-name="P1" draw:layer="layout" svg:x1="3.896cm" svg:y1="15.226cm" svg:x2="4.531cm" svg:y2="15.226cm">
          <text:p/>
        </draw:line>
        <draw:frame draw:style-name="gr8" draw:text-style-name="P5" draw:layer="layout" svg:width="3.81cm" svg:height="0.885cm" svg:x="0.986cm" svg:y="14.926cm">
          <draw:text-box>
            <text:p><text:span text:style-name="T4">SECONDARY</text:span></text:p>
          </draw:text-box>
        </draw:frame>
        <draw:line draw:style-name="gr10" draw:text-style-name="P1" draw:layer="layout" svg:x1="6.396cm" svg:y1="16.036cm" svg:x2="10.841cm" svg:y2="14.066cm">
          <text:p/>
        </draw:line>
        <draw:line draw:style-name="gr11" draw:text-style-name="P1" draw:layer="layout" svg:x1="4.797cm" svg:y1="14.025cm" svg:x2="9.242cm" svg:y2="16.136cm">
          <text:p/>
        </draw:line>
        <draw:frame draw:style-name="gr2" draw:text-style-name="P1" draw:layer="layout" svg:width="2.435cm" svg:height="2.54cm" svg:x="0.286cm" svg:y="7.791cm">
          <draw:image xlink:href="Pictures/100002010000004400000063B1B06E4C.png" xlink:type="simple" xlink:show="embed" xlink:actuate="onLoad">
            <text:p/>
          </draw:image>
        </draw:frame>
        <draw:frame draw:style-name="gr3" draw:text-style-name="P6" draw:layer="layout" svg:width="1.27cm" svg:height="0.645cm" svg:x="2.486cm" svg:y="12.921cm">
          <draw:text-box>
            <text:p><text:span text:style-name="T5">STP</text:span></text:p>
          </draw:text-box>
        </draw:frame>
        <draw:frame draw:style-name="gr3" draw:text-style-name="P6" draw:layer="layout" svg:width="1.27cm" svg:height="0.645cm" svg:x="12.676cm" svg:y="12.961cm">
          <draw:text-box>
            <text:p><text:span text:style-name="T5">STP</text:span></text:p>
          </draw:text-box>
        </draw:frame>
        <draw:frame draw:style-name="gr3" draw:text-style-name="P7" draw:layer="layout" svg:width="3.175cm" svg:height="0.725cm" svg:x="2.651cm" svg:y="0.381cm">
          <draw:text-box>
            <text:p><text:span text:style-name="T6">Location 1</text:span></text:p>
          </draw:text-box>
        </draw:frame>
        <draw:frame draw:style-name="gr3" draw:text-style-name="P8" draw:layer="layout" svg:width="2.005cm" svg:height="1.205cm" svg:x="0.916cm" svg:y="8.631cm">
          <draw:text-box>
            <text:p><text:span text:style-name="T7">TelScale</text:span></text:p>
            <text:p><text:span text:style-name="T7">USSD Gw</text:span></text:p>
            <text:p><text:span text:style-name="T7">Node 1</text:span></text:p>
          </draw:text-box>
        </draw:frame>
        <draw:frame draw:style-name="gr2" draw:text-style-name="P1" draw:layer="layout" svg:width="2.435cm" svg:height="2.54cm" svg:x="2.887cm" svg:y="7.791cm">
          <draw:image xlink:href="Pictures/100002010000004400000063B1B06E4C.png" xlink:type="simple" xlink:show="embed" xlink:actuate="onLoad">
            <text:p/>
          </draw:image>
        </draw:frame>
        <draw:frame draw:style-name="gr3" draw:text-style-name="P8" draw:layer="layout" svg:width="2.005cm" svg:height="1.205cm" svg:x="3.717cm" svg:y="8.632cm">
          <draw:text-box>
            <text:p><text:span text:style-name="T7">TelScale</text:span></text:p>
            <text:p><text:span text:style-name="T7">USSD Gw</text:span></text:p>
            <text:p><text:span text:style-name="T7">Node 2</text:span></text:p>
          </draw:text-box>
        </draw:frame>
        <draw:frame draw:style-name="gr2" draw:text-style-name="P1" draw:layer="layout" svg:width="2.435cm" svg:height="2.54cm" svg:x="10.386cm" svg:y="7.791cm">
          <draw:image xlink:href="Pictures/100002010000004400000063B1B06E4C.png" xlink:type="simple" xlink:show="embed" xlink:actuate="onLoad">
            <text:p/>
          </draw:image>
        </draw:frame>
        <draw:frame draw:style-name="gr3" draw:text-style-name="P8" draw:layer="layout" svg:width="2.005cm" svg:height="1.205cm" svg:x="11.016cm" svg:y="8.631cm">
          <draw:text-box>
            <text:p><text:span text:style-name="T7">TelScale</text:span></text:p>
            <text:p><text:span text:style-name="T7">USSD Gw</text:span></text:p>
            <text:p><text:span text:style-name="T7">Node 3</text:span></text:p>
          </draw:text-box>
        </draw:frame>
        <draw:frame draw:style-name="gr2" draw:text-style-name="P1" draw:layer="layout" svg:width="2.435cm" svg:height="2.54cm" svg:x="12.987cm" svg:y="7.791cm">
          <draw:image xlink:href="Pictures/100002010000004400000063B1B06E4C.png" xlink:type="simple" xlink:show="embed" xlink:actuate="onLoad">
            <text:p/>
          </draw:image>
        </draw:frame>
        <draw:frame draw:style-name="gr3" draw:text-style-name="P8" draw:layer="layout" svg:width="2.005cm" svg:height="1.205cm" svg:x="13.817cm" svg:y="8.632cm">
          <draw:text-box>
            <text:p><text:span text:style-name="T7">TelScale</text:span></text:p>
            <text:p><text:span text:style-name="T7">USSD Gw</text:span></text:p>
            <text:p><text:span text:style-name="T7">Node 4</text:span></text:p>
          </draw:text-box>
        </draw:frame>
        <draw:line draw:style-name="gr1" draw:text-style-name="P1" draw:layer="layout" svg:x1="4.826cm" svg:y1="7.922cm" svg:x2="6.414cm" svg:y2="6.863cm">
          <text:p/>
        </draw:line>
        <draw:line draw:style-name="gr1" draw:text-style-name="P1" draw:layer="layout" svg:x1="10.329cm" svg:y1="6.81cm" svg:x2="13.69cm" svg:y2="8.16cm">
          <text:p/>
        </draw:line>
        <draw:line draw:style-name="gr1" draw:text-style-name="P1" draw:layer="layout" svg:x1="9.721cm" svg:y1="6.705cm" svg:x2="11.332cm" svg:y2="8.027cm">
          <text:p/>
        </draw:line>
        <draw:frame draw:style-name="gr2" draw:text-style-name="P1" draw:layer="layout" svg:width="2.591cm" svg:height="2.159cm" svg:x="1.363cm" svg:y="1.582cm">
          <draw:image xlink:href="Pictures/100002010000012C000000F94BBCE3F7.png" xlink:type="simple" xlink:show="embed" xlink:actuate="onLoad">
            <text:p/>
          </draw:image>
        </draw:frame>
        <draw:frame draw:style-name="gr2" draw:text-style-name="P1" draw:layer="layout" svg:width="2.591cm" svg:height="2.159cm" svg:x="4.064cm" svg:y="1.583cm">
          <draw:image xlink:href="Pictures/100002010000012C000000F94BBCE3F7.png" xlink:type="simple" xlink:show="embed" xlink:actuate="onLoad">
            <text:p/>
          </draw:image>
        </draw:frame>
        <draw:frame draw:style-name="gr2" draw:text-style-name="P1" draw:layer="layout" svg:width="2.591cm" svg:height="2.159cm" svg:x="10.163cm" svg:y="1.582cm">
          <draw:image xlink:href="Pictures/100002010000012C000000F94BBCE3F7.png" xlink:type="simple" xlink:show="embed" xlink:actuate="onLoad">
            <text:p/>
          </draw:image>
        </draw:frame>
        <draw:frame draw:style-name="gr2" draw:text-style-name="P1" draw:layer="layout" svg:width="2.591cm" svg:height="2.159cm" svg:x="12.864cm" svg:y="1.583cm">
          <draw:image xlink:href="Pictures/100002010000012C000000F94BBCE3F7.png" xlink:type="simple" xlink:show="embed" xlink:actuate="onLoad">
            <text:p/>
          </draw:image>
        </draw:frame>
        <draw:line draw:style-name="gr12" draw:text-style-name="P1" draw:layer="layout" svg:x1="7.801cm" svg:y1="0.831cm" svg:x2="7.801cm" svg:y2="18.161cm">
          <text:p/>
        </draw:line>
        <draw:line draw:style-name="gr1" draw:text-style-name="P1" draw:layer="layout" svg:x1="1.651cm" svg:y1="11.811cm" svg:x2="4.614cm" svg:y2="11.811cm">
          <text:p/>
        </draw:line>
        <draw:frame draw:style-name="gr3" draw:text-style-name="P3" draw:layer="layout" svg:width="4.145cm" svg:height="0.645cm" svg:x="1.951cm" svg:y="1.041cm">
          <draw:text-box>
            <text:p><text:span text:style-name="T1">Application Servers</text:span></text:p>
          </draw:text-box>
        </draw:frame>
        <draw:frame draw:style-name="gr3" draw:text-style-name="P7" draw:layer="layout" svg:width="3.175cm" svg:height="0.725cm" svg:x="11.176cm" svg:y="0.381cm">
          <draw:text-box>
            <text:p><text:span text:style-name="T6">Location 2</text:span></text:p>
          </draw:text-box>
        </draw:frame>
        <draw:frame draw:style-name="gr2" draw:text-style-name="P1" draw:layer="layout" svg:width="13.97cm" svg:height="2.84cm" svg:x="0.981cm" svg:y="4.126cm">
          <draw:image xlink:href="Pictures/1000020100000129000000A5CDC6F69C.png" xlink:type="simple" xlink:show="embed" xlink:actuate="onLoad">
            <text:p/>
          </draw:image>
        </draw:frame>
        <draw:frame draw:style-name="gr3" draw:text-style-name="P3" draw:layer="layout" svg:width="4.334cm" svg:height="0.645cm" svg:x="10.652cm" svg:y="1.042cm">
          <draw:text-box>
            <text:p><text:span text:style-name="T1">Application Serv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81cm" fo:margin-bottom="0.381cm" fo:margin-left="0.381cm" fo:margin-right="0.381cm" fo:page-width="15.875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mit Bhayani</meta:initial-creator>
    <meta:creation-date>2012-06-27T11:55:54</meta:creation-date>
    <dc:date>2012-09-05T18:52:17</dc:date>
    <dc:creator>Amit Bhayani</dc:creator>
    <meta:editing-duration>PT4H2M14S</meta:editing-duration>
    <meta:editing-cycles>44</meta:editing-cycles>
    <meta:generator>OpenOffice.org/3.3$Unix OpenOffice.org_project/330m20$Build-9567</meta:generator>
    <meta:document-statistic meta:object-count="53"/>
  </office:meta>
</office:document-meta>
</file>